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ojects" style:family="table">
      <style:table-properties style:width="25.698cm" table:align="margins"/>
    </style:style>
    <style:style style:name="Projects.A" style:family="table-column">
      <style:table-column-properties style:column-width="2.113cm" style:rel-column-width="1198*"/>
    </style:style>
    <style:style style:name="Projects.B" style:family="table-column">
      <style:table-column-properties style:column-width="4.731cm" style:rel-column-width="2682*"/>
    </style:style>
    <style:style style:name="Projects.C" style:family="table-column">
      <style:table-column-properties style:column-width="3.422cm" style:rel-column-width="1940*"/>
    </style:style>
    <style:style style:name="Projects.E" style:family="table-column">
      <style:table-column-properties style:column-width="1.118cm" style:rel-column-width="634*"/>
    </style:style>
    <style:style style:name="Projects.F" style:family="table-column">
      <style:table-column-properties style:column-width="6.586cm" style:rel-column-width="3734*"/>
    </style:style>
    <style:style style:name="Projects.G" style:family="table-column">
      <style:table-column-properties style:column-width="4.306cm" style:rel-column-width="2441*"/>
    </style:style>
    <style:style style:name="Projec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jects.G1" style:family="table-cell">
      <style:table-cell-properties fo:padding="0.097cm" fo:border="0.002cm solid #000000"/>
    </style:style>
    <style:style style:name="Projects.A2" style:family="table-cell">
      <style:table-cell-properties fo:padding="0.097cm" fo:border-left="0.002cm solid #000000" fo:border-right="none" fo:border-top="none" fo:border-bottom="0.002cm solid #000000"/>
    </style:style>
    <style:style style:name="Project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/>
    </style:style>
    <style:style style:name="P3" style:family="paragraph" style:parent-style-name="Table_20_Contents">
      <style:text-properties style:font-name="Trebuchet MS" fo:font-weight="bold" style:font-weight-asian="bold" style:font-weight-complex="bold"/>
    </style:style>
    <style:style style:name="P4" style:family="paragraph" style:parent-style-name="Table_20_Contents">
      <style:text-properties style:font-name="Trebuchet MS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jects" table:style-name="Projects">
        <table:table-column table:style-name="Projects.A"/>
        <table:table-column table:style-name="Projects.B"/>
        <table:table-column table:style-name="Projects.C" table:number-columns-repeated="2"/>
        <table:table-column table:style-name="Projects.E"/>
        <table:table-column table:style-name="Projects.F"/>
        <table:table-column table:style-name="Projects.G"/>
        <table:table-row>
          <table:table-cell table:style-name="Projects.A1" office:value-type="string">
            <text:p text:style-name="P3">Company</text:p>
          </table:table-cell>
          <table:table-cell table:style-name="Projects.A1" office:value-type="string">
            <text:p text:style-name="P3">Title</text:p>
          </table:table-cell>
          <table:table-cell table:style-name="Projects.A1" office:value-type="string">
            <text:p text:style-name="P3">Role</text:p>
          </table:table-cell>
          <table:table-cell table:style-name="Projects.A1" office:value-type="string">
            <text:p text:style-name="P3">Project</text:p>
          </table:table-cell>
          <table:table-cell table:style-name="Projects.A1" office:value-type="string">
            <text:p text:style-name="P3">Dur</text:p>
          </table:table-cell>
          <table:table-cell table:style-name="Projects.A1" office:value-type="string">
            <text:p text:style-name="P3">Technologies</text:p>
          </table:table-cell>
          <table:table-cell table:style-name="Projects.G1" office:value-type="string">
            <text:p text:style-name="P3">Main Skill</text:p>
          </table:table-cell>
        </table:table-row>
        <table:table-row>
          <table:table-cell table:style-name="Projects.A2" office:value-type="string">
            <text:p text:style-name="P4">JDSU</text:p>
          </table:table-cell>
          <table:table-cell table:style-name="Projects.A2" office:value-type="string">
            <text:p text:style-name="P4">Senior Architect</text:p>
          </table:table-cell>
          <table:table-cell table:style-name="Projects.A2" office:value-type="string">
            <text:p text:style-name="P4">Architect, developer</text:p>
            <text:p text:style-name="P4"/>
          </table:table-cell>
          <table:table-cell table:style-name="Projects.A2" office:value-type="string">
            <text:p text:style-name="P4">NTC-EMS</text:p>
            <text:p text:style-name="P4">Probe Interface/NBI/SBI/Test/Debug/...</text:p>
          </table:table-cell>
          <table:table-cell table:style-name="Projects.A2" office:value-type="string">
            <text:p text:style-name="P4">2y</text:p>
          </table:table-cell>
          <table:table-cell table:style-name="Projects.A2" office:value-type="string">
            <text:p text:style-name="P4">JAVA J2EE, Oracle, Hibernate, <text:s/>JRules, WebNMS, Tomcat, Beans, Eclipse, NetBeans, Ant, RMI, SNMPv3, XML</text:p>
          </table:table-cell>
          <table:table-cell table:style-name="Projects.G2" office:value-type="string">
            <text:p text:style-name="P4">Experience, Inlt collaboration, customer support</text:p>
          </table:table-cell>
        </table:table-row>
        <table:table-row>
          <table:table-cell table:style-name="Projects.A2" office:value-type="string">
            <text:p text:style-name="P4">JDSU</text:p>
          </table:table-cell>
          <table:table-cell table:style-name="Projects.A2" office:value-type="string">
            <text:p text:style-name="P4">Senior Architect</text:p>
          </table:table-cell>
          <table:table-cell table:style-name="Projects.A2" office:value-type="string">
            <text:p text:style-name="P4">Architect, Process leader </text:p>
          </table:table-cell>
          <table:table-cell table:style-name="Projects.A2" office:value-type="string">
            <text:p text:style-name="P4">Agile, Jira, ClearVersion</text:p>
          </table:table-cell>
          <table:table-cell table:style-name="Projects.A2" office:value-type="string">
            <text:p text:style-name="P4">6m</text:p>
          </table:table-cell>
          <table:table-cell table:style-name="Projects.A2" office:value-type="string">
            <text:p text:style-name="P4">Agile, J2EE, Jira, Subversion, Python, </text:p>
          </table:table-cell>
          <table:table-cell table:style-name="Projects.G2" office:value-type="string">
            <text:p text:style-name="P4">Process oriented, communication</text:p>
          </table:table-cell>
        </table:table-row>
        <table:table-row>
          <table:table-cell table:style-name="Projects.A2" office:value-type="string">
            <text:p text:style-name="P4">JDSU</text:p>
          </table:table-cell>
          <table:table-cell table:style-name="Projects.A2" office:value-type="string">
            <text:p text:style-name="P4">Senior Architect</text:p>
          </table:table-cell>
          <table:table-cell table:style-name="Projects.A2" office:value-type="string">
            <text:p text:style-name="P4">Software Team leader</text:p>
          </table:table-cell>
          <table:table-cell table:style-name="Projects.A2" office:value-type="string">
            <text:p text:style-name="P4">PESQ for VoIP and analog telephony</text:p>
          </table:table-cell>
          <table:table-cell table:style-name="Projects.A2" office:value-type="string">
            <text:p text:style-name="P4">1y</text:p>
          </table:table-cell>
          <table:table-cell table:style-name="Projects.A2" office:value-type="string">
            <text:p text:style-name="P4">Embedded, Real-time, Linux Drivers, C, C++, Python, PESQ, DSP, CODEC G72x, TMS320x6000, SIP, H323, Analogue electronics, Solaris</text:p>
          </table:table-cell>
          <table:table-cell table:style-name="Projects.G2" office:value-type="string">
            <text:p text:style-name="P4">Team lead of 4, startup structure, short timescale</text:p>
          </table:table-cell>
        </table:table-row>
        <table:table-row>
          <table:table-cell table:style-name="Projects.A2" office:value-type="string">
            <text:p text:style-name="P4">JDSU</text:p>
          </table:table-cell>
          <table:table-cell table:style-name="Projects.A2" office:value-type="string">
            <text:p text:style-name="P4">Senior Architect</text:p>
          </table:table-cell>
          <table:table-cell table:style-name="Projects.A2" office:value-type="string">
            <text:p text:style-name="P4">Architect</text:p>
          </table:table-cell>
          <table:table-cell table:style-name="Projects.A2" office:value-type="string">
            <text:p text:style-name="P4">Video over IP</text:p>
          </table:table-cell>
          <table:table-cell table:style-name="Projects.A2" office:value-type="string">
            <text:p text:style-name="P4">1y</text:p>
          </table:table-cell>
          <table:table-cell table:style-name="Projects.A2" office:value-type="string">
            <text:p text:style-name="P4">Embedded Real-time IP, IGMPv1-3, Ethernet, ATM, DSL, PPP, Linux, MPEG, DVB,</text:p>
          </table:table-cell>
          <table:table-cell table:style-name="Projects.G2" office:value-type="string">
            <text:p text:style-name="P4">Embedded Real-time</text:p>
          </table:table-cell>
        </table:table-row>
        <table:table-row>
          <table:table-cell table:style-name="Projects.A2" office:value-type="string">
            <text:p text:style-name="P4">Acterna</text:p>
          </table:table-cell>
          <table:table-cell table:style-name="Projects.A2" office:value-type="string">
            <text:p text:style-name="P4">Senior Architect</text:p>
          </table:table-cell>
          <table:table-cell table:style-name="Projects.A2" office:value-type="string">
            <text:p text:style-name="P4">Web Architect </text:p>
          </table:table-cell>
          <table:table-cell table:style-name="Projects.A2" office:value-type="string">
            <text:p text:style-name="P4">ClearVersion</text:p>
          </table:table-cell>
          <table:table-cell table:style-name="Projects.A2" office:value-type="string">
            <text:p text:style-name="P4">6m</text:p>
          </table:table-cell>
          <table:table-cell table:style-name="Projects.A2" office:value-type="string">
            <text:p text:style-name="P4">Linux, Apache, Python, MySQL LAMP, Subversion</text:p>
          </table:table-cell>
          <table:table-cell table:style-name="Projects.G2" office:value-type="string">
            <text:p text:style-name="P4"/>
          </table:table-cell>
        </table:table-row>
        <table:table-row>
          <table:table-cell table:style-name="Projects.A2" office:value-type="string">
            <text:p text:style-name="P4">Acterna</text:p>
          </table:table-cell>
          <table:table-cell table:style-name="Projects.A2" office:value-type="string">
            <text:p text:style-name="P4">Architect</text:p>
          </table:table-cell>
          <table:table-cell table:style-name="Projects.A2" office:value-type="string">
            <text:p text:style-name="P4">Architect </text:p>
          </table:table-cell>
          <table:table-cell table:style-name="Projects.A2" office:value-type="string">
            <text:p text:style-name="P4">Qt180</text:p>
          </table:table-cell>
          <table:table-cell table:style-name="Projects.A2" office:value-type="string">
            <text:p text:style-name="P4">6m</text:p>
          </table:table-cell>
          <table:table-cell table:style-name="Projects.A2" office:value-type="string">
            <text:p text:style-name="P4">Electronics, Sensors</text:p>
          </table:table-cell>
          <table:table-cell table:style-name="Projects.G2" office:value-type="string">
            <text:p text:style-name="P4">Electronics, manufacturing</text:p>
          </table:table-cell>
        </table:table-row>
        <table:table-row>
          <table:table-cell table:style-name="Projects.A2" office:value-type="string">
            <text:p text:style-name="P4">Acterna</text:p>
          </table:table-cell>
          <table:table-cell table:style-name="Projects.A2" office:value-type="string">
            <text:p text:style-name="P4">Architect</text:p>
          </table:table-cell>
          <table:table-cell table:style-name="Projects.A2" office:value-type="string">
            <text:p text:style-name="P4">System Architect</text:p>
          </table:table-cell>
          <table:table-cell table:style-name="Projects.A2" office:value-type="string">
            <text:p text:style-name="P4">ANI</text:p>
          </table:table-cell>
          <table:table-cell table:style-name="Projects.A2" office:value-type="string">
            <text:p text:style-name="P4">6m</text:p>
          </table:table-cell>
          <table:table-cell table:style-name="Projects.A2" office:value-type="string">
            <text:p text:style-name="P4">Linux, ISDN, CAPI, Python, Subversion</text:p>
          </table:table-cell>
          <table:table-cell table:style-name="Projects.G2" office:value-type="string">
            <text:p text:style-name="P4"/>
          </table:table-cell>
        </table:table-row>
        <table:table-row>
          <table:table-cell table:style-name="Projects.A2" office:value-type="string">
            <text:p text:style-name="P4">Acterna</text:p>
          </table:table-cell>
          <table:table-cell table:style-name="Projects.A2" office:value-type="string">
            <text:p text:style-name="P4">Architect </text:p>
          </table:table-cell>
          <table:table-cell table:style-name="Projects.A2" office:value-type="string">
            <text:p text:style-name="P4">System Architect</text:p>
          </table:table-cell>
          <table:table-cell table:style-name="Projects.A2" office:value-type="string">
            <text:p text:style-name="P4">QMS TestOS</text:p>
          </table:table-cell>
          <table:table-cell table:style-name="Projects.A2" office:value-type="string">
            <text:p text:style-name="P4">1y</text:p>
          </table:table-cell>
          <table:table-cell table:style-name="Projects.A2" office:value-type="string">
            <text:p text:style-name="P4">Solaris, CORBA, MySQL, C++, XML, ClearCase</text:p>
          </table:table-cell>
          <table:table-cell table:style-name="Projects.G2" office:value-type="string">
            <text:p text:style-name="P4">C++</text:p>
          </table:table-cell>
        </table:table-row>
        <table:table-row>
          <table:table-cell table:style-name="Projects.A2" office:value-type="string">
            <text:p text:style-name="P4">Acterna</text:p>
          </table:table-cell>
          <table:table-cell table:style-name="Projects.A2" office:value-type="string">
            <text:p text:style-name="P4">Architect </text:p>
          </table:table-cell>
          <table:table-cell table:style-name="Projects.A2" office:value-type="string">
            <text:p text:style-name="P4">System Architect</text:p>
          </table:table-cell>
          <table:table-cell table:style-name="Projects.A2" office:value-type="string">
            <text:p text:style-name="P4">QMS NBI</text:p>
          </table:table-cell>
          <table:table-cell table:style-name="Projects.A2" office:value-type="string">
            <text:p text:style-name="P4">1y</text:p>
          </table:table-cell>
          <table:table-cell table:style-name="Projects.A2" office:value-type="string">
            <text:p text:style-name="P4">Solaris, C++, SNMP, CORBA, XML, ClearCase</text:p>
          </table:table-cell>
          <table:table-cell table:style-name="Projects.G2" office:value-type="string">
            <text:p text:style-name="P4">Customer relationship</text:p>
          </table:table-cell>
        </table:table-row>
        <table:table-row>
          <table:table-cell table:style-name="Projects.A2" office:value-type="string">
            <text:p text:style-name="P4">Acterna</text:p>
          </table:table-cell>
          <table:table-cell table:style-name="Projects.A2" office:value-type="string">
            <text:p text:style-name="P4">Architect </text:p>
          </table:table-cell>
          <table:table-cell table:style-name="Projects.A2" office:value-type="string">
            <text:p text:style-name="P4">Architect</text:p>
          </table:table-cell>
          <table:table-cell table:style-name="Projects.A2" office:value-type="string">
            <text:p text:style-name="P4">HST</text:p>
          </table:table-cell>
          <table:table-cell table:style-name="Projects.A2" office:value-type="string">
            <text:p text:style-name="P4">9m</text:p>
          </table:table-cell>
          <table:table-cell table:style-name="Projects.A2" office:value-type="string">
            <text:p text:style-name="P4">Embedded, Real time, C++, Linux, ARM</text:p>
          </table:table-cell>
          <table:table-cell table:style-name="Projects.G2" office:value-type="string">
            <text:p text:style-name="P4">Architect, International</text:p>
          </table:table-cell>
        </table:table-row>
        <table:table-row>
          <table:table-cell table:style-name="Projects.A2" office:value-type="string">
            <text:p text:style-name="P4">WWG</text:p>
          </table:table-cell>
          <table:table-cell table:style-name="Projects.A2" office:value-type="string">
            <text:p text:style-name="P4">Senior Design Engineer</text:p>
          </table:table-cell>
          <table:table-cell table:style-name="Projects.A2" office:value-type="string">
            <text:p text:style-name="P4">Co-architect</text:p>
          </table:table-cell>
          <table:table-cell table:style-name="Projects.A2" office:value-type="string">
            <text:p text:style-name="P4">Panther, ZAP</text:p>
          </table:table-cell>
          <table:table-cell table:style-name="Projects.A2" office:value-type="string">
            <text:p text:style-name="P4">2y</text:p>
          </table:table-cell>
          <table:table-cell table:style-name="Projects.A2" office:value-type="string">
            <text:p text:style-name="P4">UML, Unified Process, Embedded, Real time, C++, VxWorks</text:p>
          </table:table-cell>
          <table:table-cell table:style-name="Projects.G2" office:value-type="string">
            <text:p text:style-name="P4">Worked overseas</text:p>
          </table:table-cell>
        </table:table-row>
        <table:table-row>
          <table:table-cell table:style-name="Projects.A2" office:value-type="string">
            <text:p text:style-name="P4">WG</text:p>
          </table:table-cell>
          <table:table-cell table:style-name="Projects.A2" office:value-type="string">
            <text:p text:style-name="P4">Design Engineer</text:p>
          </table:table-cell>
          <table:table-cell table:style-name="Projects.A2" office:value-type="string">
            <text:p text:style-name="P4">Project Lead</text:p>
          </table:table-cell>
          <table:table-cell table:style-name="Projects.A2" office:value-type="string">
            <text:p text:style-name="P4">Odin</text:p>
          </table:table-cell>
          <table:table-cell table:style-name="Projects.A2" office:value-type="string">
            <text:p text:style-name="P4">6m</text:p>
          </table:table-cell>
          <table:table-cell table:style-name="Projects.A2" office:value-type="string">
            <text:p text:style-name="P4">Contracting Technical Manager, E3,</text:p>
          </table:table-cell>
          <table:table-cell table:style-name="Projects.G2" office:value-type="string">
            <text:p text:style-name="P4">UML</text:p>
          </table:table-cell>
        </table:table-row>
        <table:table-row>
          <table:table-cell table:style-name="Projects.A2" office:value-type="string">
            <text:p text:style-name="P4">WG</text:p>
          </table:table-cell>
          <table:table-cell table:style-name="Projects.A2" office:value-type="string">
            <text:p text:style-name="P4">Design Engineer</text:p>
          </table:table-cell>
          <table:table-cell table:style-name="Projects.A2" office:value-type="string">
            <text:p text:style-name="P4">Designer</text:p>
          </table:table-cell>
          <table:table-cell table:style-name="Projects.A2" office:value-type="string">
            <text:p text:style-name="P4">SSE</text:p>
          </table:table-cell>
          <table:table-cell table:style-name="Projects.A2" office:value-type="string">
            <text:p text:style-name="P4">18m</text:p>
          </table:table-cell>
          <table:table-cell table:style-name="Projects.A2" office:value-type="string">
            <text:p text:style-name="P4">Embedded, Real time, C++, DSP AD2183, Assembler, VxWorks, PDH, FR, ISDN, E1</text:p>
          </table:table-cell>
          <table:table-cell table:style-name="Projects.G2" office:value-type="string">
            <text:p text:style-name="P4"/>
          </table:table-cell>
        </table:table-row>
        <table:table-row>
          <table:table-cell table:style-name="Projects.A2" office:value-type="string">
            <text:p text:style-name="P4">WG</text:p>
          </table:table-cell>
          <table:table-cell table:style-name="Projects.A2" office:value-type="string">
            <text:p text:style-name="P4">Graduate Engineer</text:p>
          </table:table-cell>
          <table:table-cell table:style-name="Projects.A2" office:value-type="string">
            <text:p text:style-name="P4">GUI developer</text:p>
          </table:table-cell>
          <table:table-cell table:style-name="Projects.A2" office:value-type="string">
            <text:p text:style-name="P4">SSE</text:p>
          </table:table-cell>
          <table:table-cell table:style-name="Projects.A2" office:value-type="string">
            <text:p text:style-name="P4">1y</text:p>
          </table:table-cell>
          <table:table-cell table:style-name="Projects.A2" office:value-type="string">
            <text:p text:style-name="P4">C, C++, VxWorks, Windows MFC, Win32</text:p>
          </table:table-cell>
          <table:table-cell table:style-name="Projects.G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0.732cm" fo:margin-bottom="0.90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8T16:00:51.21</meta:creation-date>
    <meta:print-date>2009-10-18T16:55:50.79</meta:print-date>
    <meta:document-statistic meta:table-count="1" meta:image-count="0" meta:object-count="0" meta:page-count="1" meta:paragraph-count="102" meta:word-count="249" meta:character-count="1724"/>
    <dc:date>2009-10-18T17:17:54.56</dc:date>
    <meta:editing-duration>PT00H16M02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